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f5eae"/>
    </style:style>
    <style:style style:name="P2" style:family="paragraph" style:parent-style-name="Standard">
      <style:text-properties officeooo:paragraph-rsid="00202949"/>
    </style:style>
    <style:style style:name="P3" style:family="paragraph" style:parent-style-name="Standard">
      <style:text-properties officeooo:paragraph-rsid="002410a5"/>
    </style:style>
    <style:style style:name="P4" style:family="paragraph" style:parent-style-name="Standard">
      <style:text-properties officeooo:paragraph-rsid="0027e533"/>
    </style:style>
    <style:style style:name="P5" style:family="paragraph" style:parent-style-name="Standard">
      <style:text-properties officeooo:paragraph-rsid="0031bcb8"/>
    </style:style>
    <style:style style:name="P6" style:family="paragraph" style:parent-style-name="Standard">
      <style:paragraph-properties fo:margin-top="0.101cm" fo:margin-bottom="0.101cm" style:contextual-spacing="false"/>
      <style:text-properties officeooo:rsid="00176aad" officeooo:paragraph-rsid="001f5eae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176aad" officeooo:paragraph-rsid="00202949"/>
    </style:style>
    <style:style style:name="P8" style:family="paragraph" style:parent-style-name="Standard">
      <style:text-properties officeooo:paragraph-rsid="00390b17"/>
    </style:style>
    <style:style style:name="P9" style:family="paragraph" style:parent-style-name="Standard">
      <style:text-properties officeooo:paragraph-rsid="003e1727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fc270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3aa4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5da91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7a626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97ff8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acff1"/>
    </style:style>
    <style:style style:name="P16" style:family="paragraph" style:parent-style-name="Standard">
      <style:text-properties fo:font-size="22pt" officeooo:rsid="000dd4a7" officeooo:paragraph-rsid="00428e8b" style:font-size-asian="22pt" style:font-size-complex="22pt"/>
    </style:style>
    <style:style style:name="P17" style:family="paragraph" style:parent-style-name="Standard">
      <style:text-properties officeooo:paragraph-rsid="0043aa4d"/>
    </style:style>
    <style:style style:name="P18" style:family="paragraph" style:parent-style-name="Standard">
      <style:text-properties officeooo:paragraph-rsid="0045da91"/>
    </style:style>
    <style:style style:name="P19" style:family="paragraph" style:parent-style-name="Standard">
      <style:text-properties officeooo:paragraph-rsid="0047a626"/>
    </style:style>
    <style:style style:name="P20" style:family="paragraph" style:parent-style-name="Standard">
      <style:text-properties officeooo:paragraph-rsid="00497ff8"/>
    </style:style>
    <style:style style:name="P21" style:family="paragraph" style:parent-style-name="Standard">
      <style:text-properties officeooo:paragraph-rsid="004acff1"/>
    </style:style>
    <style:style style:name="P22" style:family="paragraph" style:parent-style-name="Standard" style:list-style-name="L1">
      <style:paragraph-properties fo:margin-top="0cm" fo:margin-bottom="0cm" style:contextual-spacing="false" fo:line-height="115%"/>
      <style:text-properties officeooo:rsid="004acff1" officeooo:paragraph-rsid="004acff1"/>
    </style:style>
    <style:style style:name="P23" style:family="paragraph" style:parent-style-name="Standard" style:list-style-name="L1">
      <style:paragraph-properties fo:margin-top="0cm" fo:margin-bottom="0cm" style:contextual-spacing="false" fo:line-height="115%"/>
      <style:text-properties officeooo:rsid="004acff1" officeooo:paragraph-rsid="004faf75"/>
    </style:style>
    <style:style style:name="P24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ad85a"/>
    </style:style>
    <style:style style:name="P25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b6457"/>
    </style:style>
    <style:style style:name="P26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1bcb8"/>
    </style:style>
    <style:style style:name="P27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4faf75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faf75"/>
    </style:style>
    <style:style style:name="P29" style:family="paragraph" style:parent-style-name="Standard" style:list-style-name="L1">
      <style:paragraph-properties fo:margin-top="0cm" fo:margin-bottom="0cm" style:contextual-spacing="false" fo:line-height="115%"/>
      <style:text-properties officeooo:rsid="00497ff8" officeooo:paragraph-rsid="004acff1"/>
    </style:style>
    <style:style style:name="P30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97ff8"/>
    </style:style>
    <style:style style:name="P31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7a626"/>
    </style:style>
    <style:style style:name="P32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5da91"/>
    </style:style>
    <style:style style:name="P33" style:family="paragraph" style:parent-style-name="Standard" style:list-style-name="L1">
      <style:paragraph-properties fo:margin-top="0cm" fo:margin-bottom="0cm" style:contextual-spacing="false" fo:line-height="115%"/>
      <style:text-properties officeooo:rsid="0047a626" officeooo:paragraph-rsid="00497ff8"/>
    </style:style>
    <style:style style:name="P34" style:family="paragraph" style:parent-style-name="Standard" style:list-style-name="L1">
      <style:paragraph-properties fo:margin-top="0cm" fo:margin-bottom="0cm" style:contextual-spacing="false" fo:line-height="115%"/>
      <style:text-properties officeooo:rsid="003fc270" officeooo:paragraph-rsid="0043aa4d"/>
    </style:style>
    <style:style style:name="P35" style:family="paragraph" style:parent-style-name="Standard" style:list-style-name="L1">
      <style:paragraph-properties fo:margin-top="0cm" fo:margin-bottom="0cm" style:contextual-spacing="false" fo:line-height="115%"/>
      <style:text-properties officeooo:rsid="003e1727" officeooo:paragraph-rsid="003fc270"/>
    </style:style>
    <style:style style:name="P36" style:family="paragraph" style:parent-style-name="Standard" style:list-style-name="L1">
      <style:paragraph-properties fo:margin-top="0cm" fo:margin-bottom="0cm" style:contextual-spacing="false" fo:line-height="115%"/>
      <style:text-properties officeooo:rsid="003b6457" officeooo:paragraph-rsid="003b6457"/>
    </style:style>
    <style:style style:name="P37" style:family="paragraph" style:parent-style-name="Standard" style:list-style-name="L1">
      <style:paragraph-properties fo:margin-top="0cm" fo:margin-bottom="0cm" style:contextual-spacing="false" fo:line-height="115%"/>
      <style:text-properties officeooo:rsid="00326c6a" officeooo:paragraph-rsid="00326c6a"/>
    </style:style>
    <style:style style:name="P38" style:family="paragraph" style:parent-style-name="Standard" style:list-style-name="L1">
      <style:paragraph-properties fo:margin-top="0cm" fo:margin-bottom="0cm" style:contextual-spacing="false" fo:line-height="115%"/>
      <style:text-properties officeooo:rsid="00327d07" officeooo:paragraph-rsid="003377b7"/>
    </style:style>
    <style:style style:name="P39" style:family="paragraph" style:parent-style-name="Standard" style:list-style-name="L1">
      <style:paragraph-properties fo:margin-top="0cm" fo:margin-bottom="0cm" style:contextual-spacing="false" fo:line-height="115%"/>
      <style:text-properties officeooo:rsid="003377b7" officeooo:paragraph-rsid="003377b7"/>
    </style:style>
    <style:style style:name="P40" style:family="paragraph" style:parent-style-name="Standard" style:list-style-name="L1">
      <style:paragraph-properties fo:margin-top="0cm" fo:margin-bottom="0cm" style:contextual-spacing="false" fo:line-height="115%"/>
      <style:text-properties officeooo:rsid="003406f0" officeooo:paragraph-rsid="003406f0"/>
    </style:style>
    <style:style style:name="P41" style:family="paragraph" style:parent-style-name="Standard" style:list-style-name="L1">
      <style:paragraph-properties fo:margin-top="0cm" fo:margin-bottom="0cm" style:contextual-spacing="false" fo:line-height="115%"/>
      <style:text-properties officeooo:rsid="0035d638" officeooo:paragraph-rsid="0035d638"/>
    </style:style>
    <style:style style:name="P42" style:family="paragraph" style:parent-style-name="Standard" style:list-style-name="L1">
      <style:text-properties officeooo:rsid="002410a5" officeooo:paragraph-rsid="0031bcb8"/>
    </style:style>
    <style:style style:name="P43" style:family="paragraph" style:parent-style-name="Standard" style:list-style-name="L1">
      <style:text-properties officeooo:rsid="002410a5" officeooo:paragraph-rsid="0027e533"/>
    </style:style>
    <style:style style:name="P44" style:family="paragraph" style:parent-style-name="Standard" style:list-style-name="L1">
      <style:paragraph-properties fo:margin-top="0cm" fo:margin-bottom="0cm" style:contextual-spacing="false" fo:line-height="115%"/>
      <style:text-properties officeooo:rsid="002410a5" officeooo:paragraph-rsid="002fe0c2"/>
    </style:style>
    <style:style style:name="P45" style:family="paragraph" style:parent-style-name="Standard" style:list-style-name="L2">
      <style:paragraph-properties fo:margin-top="0.101cm" fo:margin-bottom="0.101cm" style:contextual-spacing="false"/>
      <style:text-properties officeooo:rsid="002410a5" officeooo:paragraph-rsid="002410a5"/>
    </style:style>
    <style:style style:name="P46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9ac4a"/>
    </style:style>
    <style:style style:name="P47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e4ddb"/>
    </style:style>
    <style:style style:name="P48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fd918"/>
    </style:style>
    <style:style style:name="P49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1f50e"/>
    </style:style>
    <style:style style:name="P50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075c0"/>
    </style:style>
    <style:style style:name="P51" style:family="paragraph" style:parent-style-name="Standard" style:list-style-name="L2">
      <style:paragraph-properties fo:margin-top="0.101cm" fo:margin-bottom="0.101cm" style:contextual-spacing="false"/>
      <style:text-properties officeooo:rsid="002c0354" officeooo:paragraph-rsid="002c0354"/>
    </style:style>
    <style:style style:name="P52" style:family="paragraph" style:parent-style-name="Standard" style:list-style-name="L2">
      <style:paragraph-properties fo:margin-top="0.101cm" fo:margin-bottom="0.101cm" style:contextual-spacing="false"/>
      <style:text-properties officeooo:rsid="0029ac4a" officeooo:paragraph-rsid="002c0354"/>
    </style:style>
    <style:style style:name="P53" style:family="paragraph" style:parent-style-name="Standard" style:list-style-name="L2">
      <style:paragraph-properties fo:margin-top="0.101cm" fo:margin-bottom="0.101cm" style:contextual-spacing="false"/>
      <style:text-properties officeooo:rsid="002aca1f" officeooo:paragraph-rsid="002c21f6"/>
    </style:style>
    <style:style style:name="P54" style:family="paragraph" style:parent-style-name="Standard" style:list-style-name="L2">
      <style:paragraph-properties fo:margin-top="0.101cm" fo:margin-bottom="0.101cm" style:contextual-spacing="false"/>
      <style:text-properties officeooo:rsid="002e4ddb" officeooo:paragraph-rsid="002fd918"/>
    </style:style>
    <style:style style:name="P55" style:family="paragraph" style:parent-style-name="Standard" style:list-style-name="L2">
      <style:paragraph-properties fo:margin-top="0.101cm" fo:margin-bottom="0.101cm" style:contextual-spacing="false"/>
      <style:text-properties officeooo:rsid="00202949" officeooo:paragraph-rsid="00202949"/>
    </style:style>
    <style:style style:name="P56" style:family="paragraph" style:parent-style-name="Standard">
      <style:text-properties officeooo:paragraph-rsid="004faf75"/>
    </style:style>
    <style:style style:name="P57" style:family="paragraph" style:parent-style-name="Standard" style:list-style-name="L1">
      <style:paragraph-properties fo:margin-top="0cm" fo:margin-bottom="0cm" style:contextual-spacing="false" fo:line-height="115%"/>
      <style:text-properties officeooo:rsid="004faf75" officeooo:paragraph-rsid="004faf75"/>
    </style:style>
    <style:style style:name="P58" style:family="paragraph" style:parent-style-name="Standard">
      <style:paragraph-properties fo:margin-top="0cm" fo:margin-bottom="0cm" style:contextual-spacing="false" fo:line-height="115%"/>
      <style:text-properties officeooo:rsid="004faf75" officeooo:paragraph-rsid="004faf75"/>
    </style:style>
    <style:style style:name="T1" style:family="text">
      <style:text-properties officeooo:rsid="0013d4a8"/>
    </style:style>
    <style:style style:name="T2" style:family="text">
      <style:text-properties officeooo:rsid="001f8088"/>
    </style:style>
    <style:style style:name="T3" style:family="text">
      <style:text-properties officeooo:rsid="00202949"/>
    </style:style>
    <style:style style:name="T4" style:family="text">
      <style:text-properties officeooo:rsid="002075c0"/>
    </style:style>
    <style:style style:name="T5" style:family="text">
      <style:text-properties officeooo:rsid="0021f50e"/>
    </style:style>
    <style:style style:name="T6" style:family="text">
      <style:text-properties officeooo:rsid="002410a5"/>
    </style:style>
    <style:style style:name="T7" style:family="text">
      <style:text-properties officeooo:rsid="0025ed27"/>
    </style:style>
    <style:style style:name="T8" style:family="text">
      <style:text-properties officeooo:rsid="00291380"/>
    </style:style>
    <style:style style:name="T9" style:family="text">
      <style:text-properties officeooo:rsid="002c21f6"/>
    </style:style>
    <style:style style:name="T10" style:family="text">
      <style:text-properties officeooo:rsid="002e029a"/>
    </style:style>
    <style:style style:name="T11" style:family="text">
      <style:text-properties officeooo:rsid="002fd918"/>
    </style:style>
    <style:style style:name="T12" style:family="text">
      <style:text-properties officeooo:rsid="002fe0c2"/>
    </style:style>
    <style:style style:name="T13" style:family="text">
      <style:text-properties officeooo:rsid="0031bcb8"/>
    </style:style>
    <style:style style:name="T14" style:family="text">
      <style:text-properties officeooo:rsid="00354dbe"/>
    </style:style>
    <style:style style:name="T15" style:family="text">
      <style:text-properties officeooo:rsid="00390b17"/>
    </style:style>
    <style:style style:name="T16" style:family="text">
      <style:text-properties officeooo:rsid="003ad85a"/>
    </style:style>
    <style:style style:name="T17" style:family="text">
      <style:text-properties officeooo:rsid="003e1727"/>
    </style:style>
    <style:style style:name="T18" style:family="text">
      <style:text-properties officeooo:rsid="003fc270"/>
    </style:style>
    <style:style style:name="T19" style:family="text">
      <style:text-properties style:font-name="Showcard Gothic" fo:font-style="italic" fo:font-weight="bold" officeooo:rsid="00394e2d" style:font-style-asian="italic" style:font-weight-asian="bold" style:font-style-complex="italic" style:font-weight-complex="bold"/>
    </style:style>
    <style:style style:name="T20" style:family="text">
      <style:text-properties officeooo:rsid="0043aa4d"/>
    </style:style>
    <style:style style:name="T21" style:family="text">
      <style:text-properties officeooo:rsid="0045da91"/>
    </style:style>
    <style:style style:name="T22" style:family="text">
      <style:text-properties officeooo:rsid="0047a626"/>
    </style:style>
    <style:style style:name="T23" style:family="text">
      <style:text-properties officeooo:rsid="00497ff8"/>
    </style:style>
    <style:style style:name="T24" style:family="text">
      <style:text-properties officeooo:rsid="004acff1"/>
    </style:style>
    <style:style style:name="T25" style:family="text">
      <style:text-properties officeooo:rsid="004afe99"/>
    </style:style>
    <style:style style:name="T26" style:family="text">
      <style:text-properties officeooo:rsid="004cd6fe"/>
    </style:style>
    <style:style style:name="T27" style:family="text">
      <style:text-properties officeooo:rsid="004faf7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9">LARUS <text:s text:c="5"/></text:span><text:span text:style-name="T2">BootLoader </text:span>Release Notes </text:p>
      <text:p text:style-name="Standard"/>
      <text:p text:style-name="Standard"/>
      <text:p text:style-name="P4"/>
      <text:p text:style-name="P9"><text:span text:style-name="T24">2</text:span><text:span text:style-name="T27">3</text:span><text:span text:style-name="T24">.0</text:span><text:span text:style-name="T27">5</text:span><text:span text:style-name="T20">.2</text:span><text:span text:style-name="T27">3</text:span><text:span text:style-name="T3"><text:tab/></text:span><text:span text:style-name="T1">Version </text:span><text:span text:style-name="T20">1.</text:span><text:span text:style-name="T27">6.37</text:span></text:p>
      <text:p text:style-name="P9"/>
      <text:list xml:id="list4272785460" text:style-name="L1">
        <text:list-item>
          <text:p text:style-name="P23"><text:span text:style-name="T27">c_Magic_Number jetzt 0xAfA7A6A5</text:span></text:p>
        </text:list-item>
        <text:list-item>
          <text:p text:style-name="P57">task_FrontEnd Umstellung auf Button_Lib</text:p>
        </text:list-item>
      </text:list>
      <text:p text:style-name="P58"/>
      <text:p text:style-name="P56"/>
      <text:p text:style-name="P56"><text:span text:style-name="T24">21.06</text:span><text:span text:style-name="T20">.22</text:span><text:span text:style-name="T3"><text:tab/></text:span><text:span text:style-name="T1">Version </text:span><text:span text:style-name="T20">1.</text:span><text:span text:style-name="T24">3.</text:span><text:span text:style-name="T25">6</text:span></text:p>
      <text:p text:style-name="P56"/>
      <text:list xml:id="list110054215406216" text:continue-numbering="true" text:style-name="L1">
        <text:list-item>
          <text:p text:style-name="P23">SD_Card_Lib.c/.h : Konsolidierung der <text:span text:style-name="T26">eigenen </text:span>Re<text:span text:style-name="T26">turn</text:span>-Code<text:span text:style-name="T26">s</text:span> mit den FATS-Return Codes : </text:p>
          <text:list>
            <text:list-item>
              <text:p text:style-name="P23">Eigene RetCodes sind jetzt nachgestellt</text:p>
            </text:list-item>
            <text:list-item>
              <text:p text:style-name="P23">Erfordert massive Veränderungen an SD_Card_Lib.c : in allen Fehlerbehandlungen</text:p>
            </text:list-item>
            <text:list-item>
              <text:p text:style-name="P23">&lt;SD_Card_Format&gt; eliminiert</text:p>
            </text:list-item>
          </text:list>
        </text:list-item>
        <text:list-item>
          <text:p text:style-name="P23">Umbenennung &lt;task_FlashProgrammer&gt; in &lt;task_ControlLoop&gt;</text:p>
          <text:p text:style-name="P27"/>
        </text:list-item>
      </text:list>
      <text:p text:style-name="P28"/>
      <text:p text:style-name="P21"><text:span text:style-name="T22">1</text:span><text:span text:style-name="T23">7</text:span><text:span text:style-name="T21">.05</text:span><text:span text:style-name="T20">.22</text:span><text:span text:style-name="T3"><text:tab/></text:span><text:span text:style-name="T1">Version </text:span><text:span text:style-name="T20">1.</text:span><text:span text:style-name="T22">2.</text:span><text:span text:style-name="T23">3</text:span></text:p>
      <text:p text:style-name="P21"/>
      <text:list xml:id="list110055159541164" text:continue-numbering="true" text:style-name="L1">
        <text:list-item>
          <text:p text:style-name="P29">Flash_F4xxx_Lib.c : Abfrage sVersion</text:p>
        </text:list-item>
        <text:list-item>
          <text:p text:style-name="P29">task:FlashProgrammer.c : &lt;Clear_Appl_Data_in_EEProm&gt; eingefügt nach Normal-Flash Funktion</text:p>
        </text:list-item>
      </text:list>
      <text:p text:style-name="P15"/>
      <text:p text:style-name="P15"/>
      <text:p text:style-name="P21"><text:span text:style-name="T22">14</text:span><text:span text:style-name="T21">.05</text:span><text:span text:style-name="T20">.22</text:span><text:span text:style-name="T3"><text:tab/></text:span><text:span text:style-name="T1">Version </text:span><text:span text:style-name="T20">1.</text:span><text:span text:style-name="T22">2.2</text:span></text:p>
      <text:p text:style-name="P20"/>
      <text:list xml:id="list110055057909403" text:continue-numbering="true" text:style-name="L1">
        <text:list-item>
          <text:p text:style-name="P30">Umbau <text:span text:style-name="T21">LandingPage : </text:span><text:span text:style-name="T22">Versionsanzeige </text:span></text:p>
        </text:list-item>
        <text:list-item>
          <text:p text:style-name="P33">ReportingPage : EraseAnzeige</text:p>
        </text:list-item>
        <text:list-item>
          <text:p text:style-name="P33">task_Flash_Programmer : delay vor Flash-Aufruf »» Säuberung des Canvas, Vermeidung von Residuen auf dem Canvas</text:p>
        </text:list-item>
      </text:list>
      <text:p text:style-name="P14"/>
      <text:p text:style-name="P14"/>
      <text:p text:style-name="P20"><text:span text:style-name="T21">06.05</text:span><text:span text:style-name="T20">.22</text:span><text:span text:style-name="T3"><text:tab/></text:span><text:span text:style-name="T1">Version </text:span><text:span text:style-name="T20">1.1.</text:span><text:span text:style-name="T21">6</text:span></text:p>
      <text:p text:style-name="P19"/>
      <text:list xml:id="list110053773222829" text:continue-numbering="true" text:style-name="L1">
        <text:list-item>
          <text:p text:style-name="P31">Umbau <text:span text:style-name="T21">LandingPage auf „LARUS“</text:span></text:p>
        </text:list-item>
      </text:list>
      <text:p text:style-name="P13"/>
      <text:p text:style-name="P13"/>
      <text:p text:style-name="P19"><text:span text:style-name="T20">28.04.22</text:span><text:span text:style-name="T3"><text:tab/></text:span><text:span text:style-name="T1">Version </text:span><text:span text:style-name="T20">1.1.5</text:span></text:p>
      <text:p text:style-name="P18"/>
      <text:list xml:id="list110054651207629" text:continue-numbering="true" text:style-name="L1">
        <text:list-item>
          <text:p text:style-name="P32">Großer Umbau</text:p>
        </text:list-item>
        <text:list-item>
          <text:p text:style-name="P32">Fortschrittsanzeige</text:p>
        </text:list-item>
      </text:list>
      <text:p text:style-name="P12"/>
      <text:p text:style-name="P12"/>
      <text:p text:style-name="P18"><text:span text:style-name="T17">0</text:span><text:span text:style-name="T18">3</text:span><text:span text:style-name="T17">.09</text:span><text:span text:style-name="T3">.21<text:tab/></text:span><text:span text:style-name="T1">Version </text:span>0.<text:span text:style-name="T13">2</text:span><text:span text:style-name="T4">.</text:span><text:span text:style-name="T18">7</text:span><text:span text:style-name="T8"><text:line-break/></text:span><text:soft-page-break/></text:p>
      <text:list xml:id="list110053484037156" text:continue-numbering="true" text:style-name="L1">
        <text:list-item>
          <text:p text:style-name="P34">BootLoading auf AD57 ok</text:p>
        </text:list-item>
        <text:list-item>
          <text:p text:style-name="P34">BootLoading für AUDIO vorgesehen, aber kurzgeschlossen wegen der ausstehenden Änderungen an der AUDIO HW (CAN2 statt CAN1)</text:p>
        </text:list-item>
      </text:list>
      <text:p text:style-name="P11"/>
      <text:p text:style-name="P11"/>
      <text:p text:style-name="P17"><text:span text:style-name="T17">01.09</text:span><text:span text:style-name="T3">.21<text:tab/></text:span><text:span text:style-name="T1">Version </text:span>0.<text:span text:style-name="T13">2</text:span><text:span text:style-name="T4">.</text:span><text:span text:style-name="T17">6</text:span><text:span text:style-name="T8"><text:line-break/></text:span></text:p>
      <text:list xml:id="list110054186187852" text:continue-numbering="true" text:style-name="L1">
        <text:list-item>
          <text:p text:style-name="P35">Korrektur in PrgNav_Lib : Next-Prev-Program</text:p>
        </text:list-item>
      </text:list>
      <text:p text:style-name="P10"/>
      <text:p text:style-name="P10"/>
      <text:p text:style-name="P8"><text:span text:style-name="T13">3</text:span><text:span text:style-name="T15">1</text:span><text:span text:style-name="T13">.08</text:span><text:span text:style-name="T3">.21<text:tab/></text:span><text:span text:style-name="T1">Version </text:span>0.<text:span text:style-name="T13">2</text:span><text:span text:style-name="T4">.</text:span><text:span text:style-name="T15">5</text:span><text:span text:style-name="T8"><text:line-break/></text:span></text:p>
      <text:list xml:id="list110054424584421" text:continue-numbering="true" text:style-name="L1">
        <text:list-item>
          <text:p text:style-name="P24"><text:span text:style-name="T16">Flash_F4xx_Lib : Set Vector Table aktiviert<text:line-break/>//#if (SET_VECTOR_TABLE) <text:s text:c="3"/>// TODO<text:line-break/></text:span> <text:s text:c="3"/>SCB-&gt;VTOR = APP_ADDRESS;<text:line-break/>//#endif</text:p>
        </text:list-item>
        <text:list-item>
          <text:p text:style-name="P36">Generic_FieldDescriptor : c_Vario_Zeiger-Tau wieder aktiviert</text:p>
        </text:list-item>
        <text:list-item>
          <text:p text:style-name="P36">Generic_Signature : Länge 5 auf 4 korigiert</text:p>
          <text:p text:style-name="P25"><text:line-break/></text:p>
        </text:list-item>
      </text:list>
      <text:p text:style-name="P5"><text:span text:style-name="T13">30.08</text:span><text:span text:style-name="T3">.21<text:tab/></text:span><text:span text:style-name="T1">Version </text:span>0.<text:span text:style-name="T13">2</text:span><text:span text:style-name="T4">.</text:span><text:span text:style-name="T13">3</text:span><text:span text:style-name="T8"><text:line-break/></text:span></text:p>
      <text:list xml:id="list110053939091509" text:continue-numbering="true" text:style-name="L1">
        <text:list-item>
          <text:p text:style-name="P26">Großer Umbau der Struktur zur Vereinfachung des Kontroll-Flusses : Jetzt ist task_FlashProgrammer (analog zu task-BackGround in VARIO) der einzige Task, der SD_Card-Zugriff hat.</text:p>
        </text:list-item>
        <text:list-item>
          <text:p text:style-name="P37">EEP_Prom_Lib : &lt;bool&gt; durch &lt;unit8_t&gt; ersetzt</text:p>
        </text:list-item>
        <text:list-item>
          <text:p text:style-name="P38">Portable_Utils : </text:p>
          <text:list>
            <text:list-item>
              <text:p text:style-name="P38">Erweiterung &lt;portable_strpos&gt;, &lt;DateTimeToString&gt;</text:p>
            </text:list-item>
            <text:list-item>
              <text:p text:style-name="P39">Fehlerkorrektur in &lt; portable_memcmp&gt;</text:p>
            </text:list-item>
          </text:list>
        </text:list-item>
        <text:list-item>
          <text:p text:style-name="P40">Generic_Common : verschied<text:span text:style-name="T14">en</text:span>e Umbauten</text:p>
        </text:list-item>
        <text:list-item>
          <text:p text:style-name="P41">Routine &lt;BuildCheckAndJumpPage&gt; → &lt;BuildReportAndJumpPage&gt;</text:p>
          <text:p text:style-name="P42"/>
        </text:list-item>
      </text:list>
      <text:p text:style-name="P5"/>
      <text:p text:style-name="P5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text:line-break/></text:span></text:p>
      <text:list xml:id="list110053821611570" text:continue-numbering="true" text:style-name="L1">
        <text:list-item>
          <text:p text:style-name="P44">Veränderungen in Flash_F4xx_Lib, habe einfach ausprobiert, analog im <text:span text:style-name="T12">Vario</text:span></text:p>
          <text:p text:style-name="P43"/>
        </text:list-item>
      </text:list>
      <text:p text:style-name="P4"/>
      <text:p text:style-name="P4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/text:span></text:p>
      <text:p text:style-name="P3"/>
      <text:list xml:id="list3452983015" text:style-name="L2">
        <text:list-item>
          <text:p text:style-name="P45">Fortschrittsanzeige korrigiert</text:p>
        </text:list-item>
        <text:list-item>
          <text:p text:style-name="P46"><text:span text:style-name="T6">Image lässt sich booten, aber noch mit Macken beim Linksdrehen des Großen Encoders, </text:span><text:span text:style-name="T7">beim Rechtsdrehen funktioniert das bis zum Wendezeiger.</text:span></text:p>
        </text:list-item>
        <text:list-item>
          <text:p text:style-name="P51">I2C.c : I2C1_Init eingeführt statt Master_init</text:p>
        </text:list-item>
        <text:list-item>
          <text:p text:style-name="P52">I2C_Handler : Master_Init ersetzt.</text:p>
        </text:list-item>
        <text:list-item>
          <text:p text:style-name="P53">EEProm_Lib.c : I2C1_Init eingeführt im Falle von I2C Fehlern</text:p>
        </text:list-item>
        <text:list-item>
          <text:p text:style-name="P47"><text:soft-page-break/><text:span text:style-name="T9">Portable_Utils enthält jetzt wieder die portable-</text:span><text:span text:style-name="T10">Equivalents der Standard-Bibliothek, auch wenn sie nicht benutzt werden.</text:span></text:p>
        </text:list-item>
        <text:list-item>
          <text:p text:style-name="P54">Signature um die Action-Variable verarmt</text:p>
        </text:list-item>
        <text:list-item>
          <text:p text:style-name="P48"><text:span text:style-name="T11">SD_Card_Lib : Mutexes glatt gezogen</text:span><text:line-break/></text:p>
        </text:list-item>
      </text:list>
      <text:p text:style-name="P3"><text:span text:style-name="T4"><text:line-break/>26</text:span><text:span text:style-name="T3">.07.21<text:tab/></text:span><text:span text:style-name="T1">Version </text:span>0.<text:span text:style-name="T4">1.7</text:span></text:p>
      <text:p text:style-name="P2"/>
      <text:list xml:id="list110054873482282" text:continue-numbering="true" text:style-name="L2">
        <text:list-item>
          <text:p text:style-name="P49">Fehler in SD_Card_Lib.c beseitigt</text:p>
        </text:list-item>
        <text:list-item>
          <text:p text:style-name="P49"><text:span text:style-name="T5">alte Funktionalität wieder hergestellt / image VARIO_0x0040001A.hex lässt sich booten</text:span><text:line-break/></text:p>
        </text:list-item>
      </text:list>
      <text:p text:style-name="P7"/>
      <text:p text:style-name="P1"><text:span text:style-name="T3">2</text:span><text:span text:style-name="T4">5</text:span><text:span text:style-name="T3">.07.21<text:tab/></text:span><text:span text:style-name="T1">Version </text:span>0.<text:span text:style-name="T4">1</text:span><text:span text:style-name="T3">.</text:span><text:span text:style-name="T4">6</text:span></text:p>
      <text:p text:style-name="P1"/>
      <text:list xml:id="list110054323262809" text:continue-numbering="true" text:style-name="L2">
        <text:list-item>
          <text:p text:style-name="P55">Neubeginn mit der alten Revision 1009</text:p>
        </text:list-item>
        <text:list-item>
          <text:p text:style-name="P55">Generic_Descriptors.c Numerierung erneuert</text:p>
        </text:list-item>
        <text:list-item>
          <text:p text:style-name="P50">Fehler in der Sicherung der EEProm-Daten beseitigt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3T11:00:53.228000000</dc:date>
    <meta:editing-duration>PT3H48M13S</meta:editing-duration>
    <meta:editing-cycles>32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" meta:paragraph-count="61" meta:word-count="372" meta:character-count="2774" meta:non-whitespace-character-count="2480"/>
  </office:meta>
</office:document-meta>
</file>